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48">
            <text:p>Hel-748</text:p>
          </table:table-cell>
          <table:table-cell office:value-type="float" office:value="70.634548">
            <text:p>70.634548</text:p>
          </table:table-cell>
          <table:table-cell office:value-type="float" office:value="29.724251">
            <text:p>29.724251</text:p>
          </table:table-cell>
          <table:table-cell office:value-type="float" office:value="520.0">
            <text:p>52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0.77">
            <text:p>0.77</text:p>
          </table:table-cell>
          <table:table-cell office:value-type="float" office:value="4.38">
            <text:p>4.38</text:p>
          </table:table-cell>
          <table:table-cell office:value-type="float" office:value="4.379794732340267">
            <text:p>4.379794732340267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53">
            <text:p>Hel-753</text:p>
          </table:table-cell>
          <table:table-cell office:value-type="float" office:value="70.721719">
            <text:p>70.721719</text:p>
          </table:table-cell>
          <table:table-cell office:value-type="float" office:value="29.334681">
            <text:p>29.334681</text:p>
          </table:table-cell>
          <table:table-cell office:value-type="float" office:value="2850.0">
            <text:p>2850.0</text:p>
          </table:table-cell>
          <table:table-cell office:value-type="float" office:value="120.0">
            <text:p>12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.27">
            <text:p>5.27</text:p>
          </table:table-cell>
          <table:table-cell office:value-type="float" office:value="4.38">
            <text:p>4.38</text:p>
          </table:table-cell>
          <table:table-cell office:value-type="float" office:value="4.376351384095448">
            <text:p>4.376351384095448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52">
            <text:p>Hel-752</text:p>
          </table:table-cell>
          <table:table-cell office:value-type="float" office:value="70.73784">
            <text:p>70.73784</text:p>
          </table:table-cell>
          <table:table-cell office:value-type="float" office:value="29.380906">
            <text:p>29.380906</text:p>
          </table:table-cell>
          <table:table-cell office:value-type="float" office:value="1340.0">
            <text:p>134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0.87">
            <text:p>0.87</text:p>
          </table:table-cell>
          <table:table-cell office:value-type="float" office:value="4.38">
            <text:p>4.38</text:p>
          </table:table-cell>
          <table:table-cell office:value-type="float" office:value="4.376693045416905">
            <text:p>4.376693045416905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51">
            <text:p>Hel-751</text:p>
          </table:table-cell>
          <table:table-cell office:value-type="float" office:value="70.842043">
            <text:p>70.842043</text:p>
          </table:table-cell>
          <table:table-cell office:value-type="float" office:value="29.118951">
            <text:p>29.118951</text:p>
          </table:table-cell>
          <table:table-cell office:value-type="float" office:value="3820.0">
            <text:p>3820.0</text:p>
          </table:table-cell>
          <table:table-cell office:value-type="float" office:value="130.0">
            <text:p>1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.18">
            <text:p>8.18</text:p>
          </table:table-cell>
          <table:table-cell office:value-type="float" office:value="4.36">
            <text:p>4.36</text:p>
          </table:table-cell>
          <table:table-cell office:value-type="float" office:value="4.360749360661681">
            <text:p>4.360749360661681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49">
            <text:p>Hel-749</text:p>
          </table:table-cell>
          <table:table-cell office:value-type="float" office:value="70.511901">
            <text:p>70.511901</text:p>
          </table:table-cell>
          <table:table-cell office:value-type="float" office:value="30.58129">
            <text:p>30.58129</text:p>
          </table:table-cell>
          <table:table-cell office:value-type="float" office:value="4290.0">
            <text:p>4290.0</text:p>
          </table:table-cell>
          <table:table-cell office:value-type="float" office:value="120.0">
            <text:p>12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15">
            <text:p>9.15</text:p>
          </table:table-cell>
          <table:table-cell office:value-type="float" office:value="4.47">
            <text:p>4.47</text:p>
          </table:table-cell>
          <table:table-cell office:value-type="float" office:value="4.4675768751791">
            <text:p>4.4675768751791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47">
            <text:p>Hel-747</text:p>
          </table:table-cell>
          <table:table-cell office:value-type="float" office:value="70.634548">
            <text:p>70.634548</text:p>
          </table:table-cell>
          <table:table-cell office:value-type="float" office:value="29.724251">
            <text:p>29.724251</text:p>
          </table:table-cell>
          <table:table-cell office:value-type="float" office:value="4300.0">
            <text:p>4300.0</text:p>
          </table:table-cell>
          <table:table-cell office:value-type="float" office:value="130.0">
            <text:p>1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.87">
            <text:p>10.87</text:p>
          </table:table-cell>
          <table:table-cell office:value-type="float" office:value="4.39">
            <text:p>4.39</text:p>
          </table:table-cell>
          <table:table-cell office:value-type="float" office:value="4.393525409410505">
            <text:p>4.393525409410505</text:p>
          </table:table-cell>
          <table:table-cell office:value-type="string" office:value="DonnerEtal1977,CreelEtal2022">
            <text:p>DonnerEtal197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